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85cm" fo:min-width="18.5cm"/>
    </style:style>
    <style:style style:name="gr2" style:family="graphic" style:parent-style-name="standard">
      <style:graphic-properties draw:textarea-horizontal-align="justify" draw:textarea-vertical-align="middle" draw:auto-grow-height="false" fo:min-height="5.75cm" fo:min-width="18.5cm"/>
    </style:style>
    <style:style style:name="gr3" style:family="graphic" style:parent-style-name="standard">
      <style:graphic-properties draw:stroke="none" svg:stroke-color="#000000" draw:fill="none" draw:fill-color="#ffffff" fo:min-height="0.05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2.75cm" fo:min-width="4cm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fill-color="#ff3333" draw:textarea-horizontal-align="justify" draw:textarea-vertical-align="middle" draw:auto-grow-height="false" fo:min-height="2.75cm" fo:min-width="6.1cm"/>
    </style:style>
    <style:style style:name="gr7" style:family="graphic" style:parent-style-name="standard">
      <style:graphic-properties draw:stroke="none" svg:stroke-color="#000000" draw:fill="none" draw:fill-color="#ffffff" fo:min-height="0.15cm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 fo:min-height="2.75cm" fo:min-width="5.5cm"/>
    </style:style>
    <style:style style:name="gr9" style:family="graphic" style:parent-style-name="standard">
      <style:graphic-properties draw:fill-color="#ff3333" draw:textarea-horizontal-align="justify" draw:textarea-vertical-align="middle" draw:auto-grow-height="false" fo:min-height="1.85cm" fo:min-width="17.4cm"/>
    </style:style>
    <style:style style:name="gr10" style:family="graphic" style:parent-style-name="standard">
      <style:graphic-properties draw:textarea-horizontal-align="justify" draw:textarea-vertical-align="middle" draw:auto-grow-height="false" fo:min-height="9.25cm" fo:min-width="2.5cm"/>
    </style:style>
    <style:style style:name="gr11" style:family="graphic" style:parent-style-name="standard">
      <style:graphic-properties draw:fill-color="#ff6600" draw:textarea-horizontal-align="justify" draw:textarea-vertical-align="middle" draw:auto-grow-height="false" fo:min-height="1.45cm" fo:min-width="16.1cm"/>
    </style:style>
    <style:style style:name="gr12" style:family="graphic" style:parent-style-name="standard">
      <style:graphic-properties draw:fill-color="#ff6600" draw:textarea-horizontal-align="justify" draw:textarea-vertical-align="middle" draw:auto-grow-height="false" fo:min-height="1.65cm" fo:min-width="5.9cm"/>
    </style:style>
    <style:style style:name="gr13" style:family="graphic" style:parent-style-name="standard">
      <style:graphic-properties draw:stroke="none" svg:stroke-color="#000000" draw:fill="none" draw:fill-color="#ffffff" fo:min-height="0.55cm"/>
    </style:style>
    <style:style style:name="gr14" style:family="graphic" style:parent-style-name="standard">
      <style:graphic-properties draw:fill-color="#33ff99" draw:textarea-horizontal-align="justify" draw:textarea-vertical-align="middle" draw:auto-grow-height="false" fo:min-height="0.75cm" fo:min-width="1.7cm"/>
    </style:style>
    <style:style style:name="gr15" style:family="graphic" style:parent-style-name="standard">
      <style:graphic-properties draw:stroke="none" svg:stroke-color="#000000" draw:fill="none" draw:fill-color="#ffffff" fo:min-height="0.25cm"/>
    </style:style>
    <style:style style:name="gr16" style:family="graphic" style:parent-style-name="standard">
      <style:graphic-properties draw:fill-color="#33ff99" draw:textarea-horizontal-align="justify" draw:textarea-vertical-align="middle" draw:auto-grow-height="false" fo:min-height="0.75cm" fo:min-width="0.9cm"/>
    </style:style>
    <style:style style:name="gr17" style:family="graphic" style:parent-style-name="standard">
      <style:graphic-properties draw:stroke="none" svg:stroke-color="#000000" draw:fill="none" draw:fill-color="#ffffff" fo:min-height="0.575cm"/>
    </style:style>
    <style:style style:name="gr18" style:family="graphic" style:parent-style-name="standard">
      <style:graphic-properties draw:fill-color="#ff3333" draw:textarea-horizontal-align="justify" draw:textarea-vertical-align="middle" draw:auto-grow-height="false" fo:min-height="8.15cm" fo:min-width="2.1cm"/>
    </style:style>
    <style:style style:name="gr19" style:family="graphic" style:parent-style-name="standard">
      <style:graphic-properties draw:fill-color="#ff6600" draw:textarea-horizontal-align="justify" draw:textarea-vertical-align="middle" draw:auto-grow-height="false" fo:min-height="7.217cm" fo:min-width="1.521cm"/>
    </style:style>
    <style:style style:name="gr20" style:family="graphic" style:parent-style-name="standard">
      <style:graphic-properties draw:fill-color="#33ff99" draw:textarea-horizontal-align="justify" draw:textarea-vertical-align="middle" draw:auto-grow-height="false" fo:min-height="0.35cm" fo:min-width="1.3cm"/>
    </style:style>
    <style:style style:name="gr21" style:family="graphic" style:parent-style-name="standard">
      <style:graphic-properties draw:textarea-horizontal-align="justify" draw:textarea-vertical-align="middle" draw:auto-grow-height="false" fo:min-height="11.95cm" fo:min-width="15.3cm"/>
    </style:style>
    <style:style style:name="gr22" style:family="graphic" style:parent-style-name="standard">
      <style:graphic-properties draw:fill-color="#ff3333" draw:textarea-horizontal-align="justify" draw:textarea-vertical-align="middle" draw:auto-grow-height="false" fo:min-height="10.15cm" fo:min-width="14.6cm"/>
    </style:style>
    <style:style style:name="gr23" style:family="graphic" style:parent-style-name="standard">
      <style:graphic-properties draw:stroke="none" svg:stroke-color="#000000" draw:fill="none" draw:fill-color="#ffffff" fo:min-height="0.475cm"/>
    </style:style>
    <style:style style:name="gr24" style:family="graphic" style:parent-style-name="standard">
      <style:graphic-properties draw:fill-color="#ff6600" draw:textarea-horizontal-align="justify" draw:textarea-vertical-align="middle" draw:auto-grow-height="false" fo:min-height="8.764cm" fo:min-width="14.1cm"/>
    </style:style>
    <style:style style:name="gr25" style:family="graphic" style:parent-style-name="standard">
      <style:graphic-properties draw:fill-color="#ff0000" draw:textarea-horizontal-align="justify" draw:textarea-vertical-align="middle" draw:auto-grow-height="false" fo:min-height="0.65cm" fo:min-width="3.6cm"/>
    </style:style>
    <style:style style:name="gr26" style:family="graphic" style:parent-style-name="standard">
      <style:graphic-properties draw:fill-color="#66ccff" draw:textarea-horizontal-align="justify" draw:textarea-vertical-align="middle" draw:auto-grow-height="false" fo:min-height="7.25cm" fo:min-width="5.3cm"/>
    </style:style>
    <style:style style:name="gr27" style:family="graphic" style:parent-style-name="standard">
      <style:graphic-properties draw:fill-color="#ff3333" draw:textarea-horizontal-align="justify" draw:textarea-vertical-align="middle" draw:auto-grow-height="false" fo:min-height="0.55cm" fo:min-width="1.2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3.55cm" fo:min-width="4.3cm"/>
    </style:style>
    <style:style style:name="gr29" style:family="graphic" style:parent-style-name="standard">
      <style:graphic-properties draw:fill-color="#666666" draw:textarea-horizontal-align="justify" draw:textarea-vertical-align="middle" draw:auto-grow-height="false" fo:min-height="2.25cm" fo:min-width="3.1cm"/>
    </style:style>
    <style:style style:name="gr30" style:family="graphic" style:parent-style-name="standard">
      <style:graphic-properties draw:fill-color="#ff3333" draw:textarea-horizontal-align="justify" draw:textarea-vertical-align="middle" draw:auto-grow-height="false" fo:min-height="1.05cm" fo:min-width="4.796cm"/>
    </style:style>
    <style:style style:name="gr31" style:family="graphic" style:parent-style-name="standard">
      <style:graphic-properties draw:fill-color="#ff6600" draw:textarea-horizontal-align="justify" draw:textarea-vertical-align="middle" draw:auto-grow-height="false" fo:min-height="0.639cm" fo:min-width="3.716cm"/>
    </style:style>
    <style:style style:name="gr32" style:family="graphic" style:parent-style-name="standard">
      <style:graphic-properties draw:fill-color="#33ff99" draw:textarea-horizontal-align="justify" draw:textarea-vertical-align="middle" draw:auto-grow-height="false" fo:min-height="0.35cm" fo:min-width="0.51cm"/>
    </style:style>
    <style:style style:name="gr33" style:family="graphic" style:parent-style-name="standard">
      <style:graphic-properties draw:stroke="none" svg:stroke-color="#000000" draw:fill="none" draw:fill-color="#ffffff" fo:min-height="0.423cm"/>
    </style:style>
    <style:style style:name="gr34" style:family="graphic" style:parent-style-name="standard">
      <style:graphic-properties draw:stroke="none" svg:stroke-color="#000000" draw:fill="none" draw:fill-color="#ffffff" fo:min-height="0.35cm"/>
    </style:style>
    <style:style style:name="gr35" style:family="graphic" style:parent-style-name="standard">
      <style:graphic-properties draw:fill-color="#ffff66" draw:textarea-horizontal-align="justify" draw:textarea-vertical-align="middle" draw:auto-grow-height="false" fo:min-height="3.65cm" fo:min-width="14.6cm"/>
    </style:style>
    <style:style style:name="gr36" style:family="graphic" style:parent-style-name="standard">
      <style:graphic-properties draw:fill-color="#66ccff" draw:textarea-horizontal-align="justify" draw:textarea-vertical-align="middle" draw:auto-grow-height="false" fo:min-height="2.75cm" fo:min-width="5.9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95cm" fo:min-width="2.877cm"/>
    </style:style>
    <style:style style:name="gr38" style:family="graphic" style:parent-style-name="standard">
      <style:graphic-properties draw:fill-color="#666666" draw:textarea-horizontal-align="justify" draw:textarea-vertical-align="middle" draw:auto-grow-height="false" fo:min-height="1.15cm" fo:min-width="1.8cm"/>
    </style:style>
    <style:style style:name="gr39" style:family="graphic" style:parent-style-name="standard">
      <style:graphic-properties draw:stroke="none" svg:stroke-color="#000000" draw:fill="none" draw:fill-color="#ffffff" fo:min-height="0.355cm"/>
    </style:style>
    <style:style style:name="gr40" style:family="graphic" style:parent-style-name="standard">
      <style:graphic-properties draw:fill-color="#ff0000" draw:textarea-horizontal-align="justify" draw:textarea-vertical-align="middle" draw:auto-grow-height="false" fo:min-height="1.516cm" fo:min-width="1.8cm"/>
    </style:style>
    <style:style style:name="gr41" style:family="graphic" style:parent-style-name="standard">
      <style:graphic-properties draw:stroke="none" svg:stroke-color="#000000" draw:fill="none" draw:fill-color="#ffffff" fo:min-height="0.103cm"/>
    </style:style>
    <style:style style:name="gr42" style:family="graphic" style:parent-style-name="standard">
      <style:graphic-properties draw:fill-color="#ff3333" draw:textarea-horizontal-align="justify" draw:textarea-vertical-align="middle" draw:auto-grow-height="false" fo:min-height="2.05cm" fo:min-width="17.6cm"/>
    </style:style>
    <style:style style:name="gr43" style:family="graphic" style:parent-style-name="standard">
      <style:graphic-properties draw:fill-color="#009933" draw:textarea-horizontal-align="justify" draw:textarea-vertical-align="middle" draw:auto-grow-height="false" fo:min-height="1.15cm" fo:min-width="3.1cm"/>
    </style:style>
    <style:style style:name="gr44" style:family="graphic" style:parent-style-name="standard">
      <style:graphic-properties draw:fill-color="#0000cc" draw:textarea-horizontal-align="justify" draw:textarea-vertical-align="middle" draw:auto-grow-height="false" fo:min-height="1.35cm" fo:min-width="3.7cm"/>
    </style:style>
    <style:style style:name="gr45" style:family="graphic" style:parent-style-name="standard">
      <style:graphic-properties draw:fill-color="#33ff99" draw:textarea-horizontal-align="justify" draw:textarea-vertical-align="middle" draw:auto-grow-height="false" fo:min-height="0.35cm" fo:min-width="1.1cm"/>
    </style:style>
    <style:style style:name="gr46" style:family="graphic" style:parent-style-name="standard">
      <style:graphic-properties draw:stroke="none" svg:stroke-color="#000000" draw:fill="none" draw:fill-color="#ffffff" fo:min-height="1.15cm"/>
    </style:style>
    <style:style style:name="gr47" style:family="graphic" style:parent-style-name="standard">
      <style:graphic-properties draw:fill-color="#33ff99" draw:textarea-horizontal-align="justify" draw:textarea-vertical-align="middle" draw:auto-grow-height="false" fo:min-height="0.65cm" fo:min-width="2.7cm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5.35cm" fo:min-width="6.3cm"/>
    </style:style>
    <style:style style:name="gr49" style:family="graphic" style:parent-style-name="standard">
      <style:graphic-properties draw:fill-color="#666666" draw:textarea-horizontal-align="justify" draw:textarea-vertical-align="middle" draw:auto-grow-height="false" fo:min-height="3.435cm" fo:min-width="4.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ff6600"/>
      <style:paragraph-properties fo:text-align="center"/>
    </style:style>
    <style:style style:name="P6" style:family="paragraph">
      <loext:graphic-properties draw:fill-color="#33ff99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66ccff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-color="#666666"/>
      <style:paragraph-properties fo:text-align="center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009933"/>
      <style:paragraph-properties fo:text-align="center"/>
    </style:style>
    <style:style style:name="P13" style:family="paragraph">
      <loext:graphic-properties draw:fill-color="#0000cc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7.1cm" svg:x="1cm" svg:y="1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cm" svg:height="6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cm" svg:height="0.725cm" svg:x="1cm" svg:y="1cm">
          <draw:text-box>
            <text:p text:style-name="P2"><text:span text:style-name="T1">H</text:span><text:span text:style-name="T1">E</text:span><text:span text:style-name="T1">A</text:span><text:span text:style-name="T1">D</text:span><text:span text:style-name="T1">E</text:span><text:span text:style-name="T1">R</text:span></text:p>
          </draw:text-box>
        </draw:frame>
        <draw:custom-shape draw:style-name="gr4" draw:text-style-name="P4" draw:layer="layout" svg:width="4.5cm" svg:height="3cm" svg:x="1.6cm" svg:y="1.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3cm" svg:height="0.725cm" svg:x="1.6cm" svg:y="1.7cm">
          <draw:text-box>
            <text:p text:style-name="P2"><text:span text:style-name="T1">F</text:span><text:span text:style-name="T1">i</text:span><text:span text:style-name="T1">g</text:span><text:span text:style-name="T1">u</text:span><text:span text:style-name="T1">r</text:span><text:span text:style-name="T1">e</text:span></text:p>
          </draw:text-box>
        </draw:frame>
        <draw:custom-shape draw:style-name="gr6" draw:text-style-name="P4" draw:layer="layout" svg:width="6.6cm" svg:height="3cm" svg:x="6.5cm" svg:y="1.7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.3cm" svg:height="0.725cm" svg:x="6.6cm" svg:y="1.8cm">
          <draw:text-box>
            <text:p text:style-name="P2"><text:span text:style-name="T1">U</text:span><text:span text:style-name="T1">l</text:span></text:p>
          </draw:text-box>
        </draw:frame>
        <draw:custom-shape draw:style-name="gr8" draw:text-style-name="P4" draw:layer="layout" svg:width="6cm" svg:height="3cm" svg:x="13.5cm" svg:y="1.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7cm" svg:height="0.725cm" svg:x="13.5cm" svg:y="1.7cm">
          <draw:text-box>
            <text:p text:style-name="P2"><text:span text:style-name="T1">d</text:span><text:span text:style-name="T1">i</text:span><text:span text:style-name="T1">v</text:span><text:span text:style-name="T1">=</text:span><text:span text:style-name="T1"> </text:span><text:span text:style-name="T1">«</text:span><text:span text:style-name="T1"> </text:span><text:span text:style-name="T1">p</text:span><text:span text:style-name="T1">a</text:span><text:span text:style-name="T1">n</text:span><text:span text:style-name="T1">i</text:span><text:span text:style-name="T1">e</text:span><text:span text:style-name="T1">r</text:span><text:span text:style-name="T1"> </text:span><text:span text:style-name="T1">»</text:span></text:p>
          </draw:text-box>
        </draw:frame>
        <draw:custom-shape draw:style-name="gr9" draw:text-style-name="P4" draw:layer="layout" svg:width="17.9cm" svg:height="2.1cm" svg:x="1.6cm" svg:y="4.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1cm" svg:height="0.725cm" svg:x="1.6cm" svg:y="4.938cm">
          <draw:text-box>
            <text:p text:style-name="P2"><text:span text:style-name="T1">U</text:span><text:span text:style-name="T1">l</text:span></text:p>
          </draw:text-box>
        </draw:frame>
        <draw:custom-shape draw:style-name="gr10" draw:text-style-name="P1" draw:layer="layout" svg:width="3cm" svg:height="9.5cm" svg:x="17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6.6cm" svg:height="1.7cm" svg:x="2.7cm" svg:y="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6.4cm" svg:height="1.9cm" svg:x="6.6cm" svg:y="2.5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0.8cm" svg:height="0.8cm" svg:x="2.7cm" svg:y="5.3cm">
          <draw:text-box>
            <text:p text:style-name="P2"><text:span text:style-name="T1">l</text:span><text:span text:style-name="T1">i</text:span></text:p>
          </draw:text-box>
        </draw:frame>
        <draw:frame draw:style-name="gr13" draw:text-style-name="P3" draw:layer="layout" svg:width="0.8cm" svg:height="0.8cm" svg:x="6.5cm" svg:y="2.6cm">
          <draw:text-box>
            <text:p text:style-name="P2"><text:span text:style-name="T1">l</text:span><text:span text:style-name="T1">i</text:span></text:p>
          </draw:text-box>
        </draw:frame>
        <draw:custom-shape draw:style-name="gr14" draw:text-style-name="P6" draw:layer="layout" svg:width="2.2cm" svg:height="1cm" svg:x="3cm" svg:y="6cm">
          <text:p text:style-name="P1"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0.7cm" svg:height="0.725cm" svg:x="2.9cm" svg:y="5.975cm">
          <draw:text-box>
            <text:p text:style-name="P2"><text:span text:style-name="T1">a</text:span></text:p>
          </draw:text-box>
        </draw:frame>
        <draw:custom-shape draw:style-name="gr14" draw:text-style-name="P6" draw:layer="layout" svg:width="2.2cm" svg:height="1cm" svg:x="5.6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2cm" svg:height="1cm" svg:x="8.4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2cm" svg:height="1cm" svg:x="11.4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2cm" svg:height="1cm" svg:x="14.3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2.2cm" svg:height="1cm" svg:x="16.9cm" svg:y="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7cm" svg:height="0.725cm" svg:x="5.6cm" svg:y="6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8.4cm" svg:y="5.975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11.4cm" svg:y="6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11.4cm" svg:y="6.001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14.3cm" svg:y="6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14.3cm" svg:y="6.001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16.9cm" svg:y="6cm">
          <draw:text-box>
            <text:p text:style-name="P2"><text:span text:style-name="T1">a</text:span></text:p>
          </draw:text-box>
        </draw:frame>
        <draw:custom-shape draw:style-name="gr16" draw:text-style-name="P6" draw:layer="layout" svg:width="1.4cm" svg:height="1cm" svg:x="9.9cm" svg:y="3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4cm" svg:height="1cm" svg:x="8.3cm" svg:y="3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4cm" svg:height="1cm" svg:x="6.7cm" svg:y="3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4cm" svg:height="1cm" svg:x="11.5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7cm" svg:height="0.725cm" svg:x="6.7cm" svg:y="3.475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6.7cm" svg:y="3.476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8.3cm" svg:y="3.4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8.3cm" svg:y="3.401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9.9cm" svg:y="3.4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9.9cm" svg:y="3.401cm">
          <draw:text-box>
            <text:p text:style-name="P2"><text:span text:style-name="T1">a</text:span></text:p>
          </draw:text-box>
        </draw:frame>
        <draw:frame draw:style-name="gr5" draw:text-style-name="P3" draw:layer="layout" svg:width="0.7cm" svg:height="0.725cm" svg:x="11.5cm" svg:y="3.375cm">
          <draw:text-box>
            <text:p text:style-name="P2"><text:span text:style-name="T1">a</text:span></text:p>
          </draw:text-box>
        </draw:frame>
        <draw:frame draw:style-name="gr17" draw:text-style-name="P3" draw:layer="layout" svg:width="2.6cm" svg:height="0.825cm" svg:x="17cm" svg:y="7.575cm">
          <draw:text-box>
            <text:p text:style-name="P2"><text:span text:style-name="T1">N</text:span><text:span text:style-name="T1">A</text:span><text:span text:style-name="T1">V</text:span><text:span text:style-name="T1">(</text:span><text:span text:style-name="T1">f</text:span><text:span text:style-name="T1">i</text:span><text:span text:style-name="T1">x</text:span><text:span text:style-name="T1">e</text:span><text:span text:style-name="T1">d</text:span><text:span text:style-name="T1">)</text:span></text:p>
          </draw:text-box>
        </draw:frame>
        <draw:custom-shape draw:style-name="gr18" draw:text-style-name="P4" draw:layer="layout" svg:width="2.6cm" svg:height="8.4cm" svg:x="17.2cm" svg:y="8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2.021cm" svg:height="7.467cm" svg:x="17.4cm" svg:y="9.13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8cm" svg:height="0.6cm" svg:x="17.5cm" svg:y="9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9cm" svg:height="0.725cm" svg:x="17.1cm" svg:y="8.475cm">
          <draw:text-box>
            <text:p text:style-name="P2"><text:span text:style-name="T1">U</text:span><text:span text:style-name="T1">l</text:span></text:p>
          </draw:text-box>
        </draw:frame>
        <draw:custom-shape draw:style-name="gr20" draw:text-style-name="P6" draw:layer="layout" svg:width="1.8cm" svg:height="0.6cm" svg:x="17.5cm" svg:y="10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8cm" svg:height="0.6cm" svg:x="17.5cm" svg:y="11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8cm" svg:height="0.6cm" svg:x="17.5cm" svg:y="12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8cm" svg:height="0.6cm" svg:x="17.5cm" svg:y="13.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8cm" svg:height="0.6cm" svg:x="17.5cm" svg:y="13.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8cm" svg:height="0.6cm" svg:x="17.5cm" svg:y="15.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8cm" svg:height="0.6cm" svg:x="17.5cm" svg:y="14.7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0.8cm" svg:height="0.725cm" svg:x="17.4cm" svg:y="9.175cm">
          <draw:text-box>
            <text:p text:style-name="P2"><text:span text:style-name="T1">l</text:span><text:span text:style-name="T1">i</text:span></text:p>
          </draw:text-box>
        </draw:frame>
        <draw:frame draw:style-name="gr15" draw:text-style-name="P3" draw:layer="layout" svg:width="0.7cm" svg:height="0.725cm" svg:x="17.4cm" svg:y="9.8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7.4cm" svg:y="9.801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7.4cm" svg:y="10.675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7.4cm" svg:y="10.676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7.4cm" svg:y="11.4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7.4cm" svg:y="11.401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7.4cm" svg:y="12.2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7.4cm" svg:y="13.075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7.5cm" svg:y="13.875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7.5cm" svg:y="14.675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7.5cm" svg:y="15.375cm">
          <draw:text-box>
            <text:p text:style-name="P2"><text:span text:style-name="T1">a</text:span></text:p>
          </draw:text-box>
        </draw:frame>
        <draw:custom-shape draw:style-name="gr21" draw:text-style-name="P1" draw:layer="layout" svg:width="15.8cm" svg:height="12.2cm" svg:x="1cm" svg:y="7.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5.1cm" svg:height="10.4cm" svg:x="1.4cm" svg:y="8.6cm">
          <text:p/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2cm" svg:height="0.725cm" svg:x="0.9cm" svg:y="7.3cm">
          <draw:text-box>
            <text:p text:style-name="P2"><text:span text:style-name="T1">S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23" draw:text-style-name="P3" draw:layer="layout" svg:width="0.9cm" svg:height="0.725cm" svg:x="1.4cm" svg:y="8.6cm">
          <draw:text-box>
            <text:p text:style-name="P2"><text:span text:style-name="T1">U</text:span><text:span text:style-name="T1">l</text:span></text:p>
          </draw:text-box>
        </draw:frame>
        <draw:custom-shape draw:style-name="gr24" draw:text-style-name="P5" draw:layer="layout" svg:width="14.6cm" svg:height="9.014cm" svg:x="1.6cm" svg:y="9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7cm" svg:height="0.725cm" svg:x="1.862cm" svg:y="9.964cm">
          <draw:text-box>
            <text:p text:style-name="P2"><text:span text:style-name="T1">li</text:span></text:p>
          </draw:text-box>
        </draw:frame>
        <draw:custom-shape draw:style-name="gr25" draw:text-style-name="P7" draw:layer="layout" svg:width="4.1cm" svg:height="0.9cm" svg:x="3.4cm" svg:y="7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cm" svg:height="0.725cm" svg:x="4.6cm" svg:y="7.6cm">
          <draw:text-box>
            <text:p text:style-name="P2"><text:span text:style-name="T1">H1</text:span></text:p>
          </draw:text-box>
        </draw:frame>
        <draw:custom-shape draw:style-name="gr26" draw:text-style-name="P8" draw:layer="layout" svg:width="5.8cm" svg:height="7.5cm" svg:x="1.9cm" svg:y="10.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7cm" svg:height="0.725cm" svg:x="1.8cm" svg:y="10.6cm">
          <draw:text-box>
            <text:p text:style-name="P2"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/text:p>
          </draw:text-box>
        </draw:frame>
        <draw:custom-shape draw:style-name="gr27" draw:text-style-name="P4" draw:layer="layout" svg:width="1.7cm" svg:height="0.8cm" svg:x="6.4cm" svg:y="10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6cm" svg:height="0.725cm" svg:x="6.4cm" svg:y="10.4cm">
          <draw:text-box>
            <text:p text:style-name="P2"><text:span text:style-name="T1">Aside</text:span></text:p>
          </draw:text-box>
        </draw:frame>
        <draw:custom-shape draw:style-name="gr28" draw:text-style-name="P9" draw:layer="layout" svg:width="4.8cm" svg:height="3.8cm" svg:x="2.3cm" svg:y="1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0" draw:layer="layout" svg:width="3.6cm" svg:height="2.5cm" svg:x="2.8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4.1cm" svg:height="0.9cm" svg:x="2.6cm" svg:y="15.3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2cm" svg:height="0.725cm" svg:x="4cm" svg:y="15.375cm">
          <draw:text-box>
            <text:p text:style-name="P2"><text:span text:style-name="T1">H</text:span><text:span text:style-name="T1">2</text:span></text:p>
          </draw:text-box>
        </draw:frame>
        <draw:custom-shape draw:style-name="gr30" draw:text-style-name="P4" draw:layer="layout" svg:width="5.296cm" svg:height="1.3cm" svg:x="2.204cm" svg:y="16.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5" draw:layer="layout" svg:width="4.216cm" svg:height="0.889cm" svg:x="2.8cm" svg:y="16.97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1.01cm" svg:height="0.6cm" svg:x="3.79cm" svg:y="17.099cm">
          <text:p/>
          <draw:enhanced-geometry svg:viewBox="0 0 21600 21600" draw:type="rectangle" draw:enhanced-path="M 0 0 L 21600 0 21600 21600 0 21600 0 0 Z N"/>
        </draw:custom-shape>
        <draw:frame draw:style-name="gr33" draw:text-style-name="P3" draw:layer="layout" svg:width="1.833cm" svg:height="0.725cm" svg:x="2cm" svg:y="16.712cm">
          <draw:text-box>
            <text:p text:style-name="P2"><text:span text:style-name="T1">U</text:span><text:span text:style-name="T1">l</text:span></text:p>
          </draw:text-box>
        </draw:frame>
        <draw:frame draw:style-name="gr23" draw:text-style-name="P3" draw:layer="layout" svg:width="0.627cm" svg:height="0.725cm" svg:x="3.7cm" svg:y="17cm">
          <draw:text-box>
            <text:p text:style-name="P2"><text:span text:style-name="T1">a</text:span></text:p>
          </draw:text-box>
        </draw:frame>
        <draw:frame draw:style-name="gr23" draw:text-style-name="P3" draw:layer="layout" svg:width="1.668cm" svg:height="0.725cm" svg:x="2.953cm" svg:y="16.978cm">
          <draw:text-box>
            <text:p text:style-name="P2"><text:span text:style-name="T1">l</text:span><text:span text:style-name="T1">i</text:span></text:p>
          </draw:text-box>
        </draw:frame>
        <draw:custom-shape draw:style-name="gr32" draw:text-style-name="P6" draw:layer="layout" svg:width="1.01cm" svg:height="0.6cm" svg:x="5.16cm" svg:y="17.162cm">
          <text:p/>
          <draw:enhanced-geometry svg:viewBox="0 0 21600 21600" draw:type="rectangle" draw:enhanced-path="M 0 0 L 21600 0 21600 21600 0 21600 0 0 Z N"/>
        </draw:custom-shape>
        <draw:frame draw:style-name="gr23" draw:text-style-name="P3" draw:layer="layout" svg:width="0.627cm" svg:height="0.725cm" svg:x="5.07cm" svg:y="17.063cm">
          <draw:text-box>
            <text:p text:style-name="P2"><text:span text:style-name="T1">a</text:span></text:p>
          </draw:text-box>
        </draw:frame>
        <draw:frame draw:style-name="gr34" draw:text-style-name="P3" draw:layer="layout" svg:width="1.9cm" svg:height="0.725cm" svg:x="0.9cm" svg:y="19.8cm">
          <draw:text-box>
            <text:p text:style-name="P2"><text:span text:style-name="T1">F</text:span><text:span text:style-name="T1">o</text:span><text:span text:style-name="T1">o</text:span><text:span text:style-name="T1">t</text:span><text:span text:style-name="T1">e</text:span><text:span text:style-name="T1">r</text:span></text:p>
          </draw:text-box>
        </draw:frame>
        <draw:custom-shape draw:style-name="gr35" draw:text-style-name="P11" draw:layer="layout" svg:width="15.1cm" svg:height="3.9cm" svg:x="2.6cm" svg:y="20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6.4cm" svg:height="3cm" svg:x="2.9cm" svg:y="20.8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1.3cm" svg:height="0.725cm" svg:x="2.6cm" svg:y="20.1cm">
          <draw:text-box>
            <text:p text:style-name="P2"><text:span text:style-name="T1">D</text:span><text:span text:style-name="T1">i</text:span><text:span text:style-name="T1">v</text:span></text:p>
          </draw:text-box>
        </draw:frame>
        <draw:frame draw:style-name="gr23" draw:text-style-name="P3" draw:layer="layout" svg:width="1.7cm" svg:height="0.725cm" svg:x="2.6cm" svg:y="20.775cm">
          <draw:text-box>
            <text:p text:style-name="P2"><text:span text:style-name="T1">Article</text:span></text:p>
          </draw:text-box>
        </draw:frame>
        <draw:custom-shape draw:style-name="gr37" draw:text-style-name="P9" draw:layer="layout" svg:width="3.377cm" svg:height="2.2cm" svg:x="3.023cm" svg:y="21.4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2.205cm" svg:height="0.8cm" svg:x="3.1cm" svg:y="21.5cm">
          <draw:text-box>
            <text:p text:style-name="P2"><text:span text:style-name="T1">Figure</text:span></text:p>
          </draw:text-box>
        </draw:frame>
        <draw:custom-shape draw:style-name="gr38" draw:text-style-name="P10" draw:layer="layout" svg:width="2.3cm" svg:height="1.4cm" svg:x="3.8cm" svg:y="22.1cm">
          <text:p/>
          <draw:enhanced-geometry svg:viewBox="0 0 21600 21600" draw:type="rectangle" draw:enhanced-path="M 0 0 L 21600 0 21600 21600 0 21600 0 0 Z N"/>
        </draw:custom-shape>
        <draw:frame draw:style-name="gr39" draw:text-style-name="P3" draw:layer="layout" svg:width="1.361cm" svg:height="0.725cm" svg:x="4.239cm" svg:y="22.4cm">
          <draw:text-box>
            <text:p text:style-name="P2"><text:span text:style-name="T1">Img</text:span></text:p>
          </draw:text-box>
        </draw:frame>
        <draw:custom-shape draw:style-name="gr40" draw:text-style-name="P7" draw:layer="layout" svg:width="2.3cm" svg:height="1.766cm" svg:x="6.8cm" svg:y="21.7cm">
          <text:p/>
          <draw:enhanced-geometry svg:viewBox="0 0 21600 21600" draw:type="rectangle" draw:enhanced-path="M 0 0 L 21600 0 21600 21600 0 21600 0 0 Z N"/>
        </draw:custom-shape>
        <draw:frame draw:style-name="gr41" draw:text-style-name="P3" draw:layer="layout" svg:width="1.159cm" svg:height="0.725cm" svg:x="7.1cm" svg:y="21.847cm">
          <draw:text-box>
            <text:p text:style-name="P2"><text:span text:style-name="T1">H</text:span><text:span text:style-name="T1">3</text:span></text:p>
          </draw:text-box>
        </draw:frame>
        <draw:custom-shape draw:style-name="gr42" draw:text-style-name="P4" draw:layer="layout" svg:width="18.1cm" svg:height="2.3cm" svg:x="1.4cm" svg:y="24.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6cm" svg:height="0.725cm" svg:x="1.301cm" svg:y="24.284cm">
          <draw:text-box>
            <text:p text:style-name="P2"><text:span text:style-name="T1">A</text:span><text:span text:style-name="T1">s</text:span><text:span text:style-name="T1">i</text:span><text:span text:style-name="T1">d</text:span><text:span text:style-name="T1">e</text:span></text:p>
          </draw:text-box>
        </draw:frame>
        <draw:custom-shape draw:style-name="gr43" draw:text-style-name="P12" draw:layer="layout" svg:width="3.6cm" svg:height="1.4cm" svg:x="2.1cm" svg:y="24.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3" draw:layer="layout" svg:width="4.2cm" svg:height="1.6cm" svg:x="6.7cm" svg:y="24.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6cm" svg:height="0.6cm" svg:x="15.2cm" svg:y="25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6cm" svg:height="0.6cm" svg:x="13.1cm" svg:y="25.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6cm" svg:height="0.6cm" svg:x="17.4cm" svg:y="25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cm" svg:height="0.725cm" svg:x="2.1cm" svg:y="25cm">
          <draw:text-box>
            <text:p text:style-name="P2"><text:span text:style-name="T1">P</text:span></text:p>
          </draw:text-box>
        </draw:frame>
        <draw:frame draw:style-name="gr46" draw:text-style-name="P3" draw:layer="layout" svg:width="2.5cm" svg:height="1.4cm" svg:x="17.2cm" svg:y="18cm">
          <draw:text-box>
            <text:p text:style-name="P2"><text:span text:style-name="T1">Input</text:span></text:p>
          </draw:text-box>
        </draw:frame>
        <draw:frame draw:style-name="gr5" draw:text-style-name="P3" draw:layer="layout" svg:width="1.6cm" svg:height="0.725cm" svg:x="6.6cm" svg:y="24.7cm">
          <draw:text-box>
            <text:p text:style-name="P2"><text:span text:style-name="T1">F</text:span><text:span text:style-name="T1">o</text:span><text:span text:style-name="T1">r</text:span><text:span text:style-name="T1">m</text:span></text:p>
          </draw:text-box>
        </draw:frame>
        <draw:custom-shape draw:style-name="gr47" draw:text-style-name="P6" draw:layer="layout" svg:width="3.2cm" svg:height="0.9cm" svg:x="7.1cm" svg:y="25.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.5cm" svg:height="0.725cm" svg:x="7cm" svg:y="25.4cm">
          <draw:text-box>
            <text:p text:style-name="P2"><text:span text:style-name="T1">I</text:span><text:span text:style-name="T1">n</text:span><text:span text:style-name="T1">p</text:span><text:span text:style-name="T1">u</text:span><text:span text:style-name="T1">t</text:span></text:p>
          </draw:text-box>
        </draw:frame>
        <draw:frame draw:style-name="gr15" draw:text-style-name="P3" draw:layer="layout" svg:width="0.7cm" svg:height="0.725cm" svg:x="13cm" svg:y="25.275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5.2cm" svg:y="25.2cm">
          <draw:text-box>
            <text:p text:style-name="P2"><text:span text:style-name="T1">a</text:span></text:p>
          </draw:text-box>
        </draw:frame>
        <draw:frame draw:style-name="gr15" draw:text-style-name="P3" draw:layer="layout" svg:width="0.7cm" svg:height="0.725cm" svg:x="17.4cm" svg:y="25.175cm">
          <draw:text-box>
            <text:p text:style-name="P2"><text:span text:style-name="T1">a</text:span></text:p>
          </draw:text-box>
        </draw:frame>
        <draw:custom-shape draw:style-name="gr48" draw:text-style-name="P9" draw:layer="layout" svg:width="6.8cm" svg:height="5.6cm" svg:x="8.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0" draw:layer="layout" svg:width="5.1cm" svg:height="3.685cm" svg:x="9.608cm" svg:y="11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3" draw:layer="layout" svg:width="1.8cm" svg:height="0.725cm" svg:x="9.2cm" svg:y="10.8cm">
          <draw:text-box>
            <text:p text:style-name="P2"><text:span text:style-name="T1">Figure</text:span></text:p>
          </draw:text-box>
        </draw:frame>
        <draw:frame draw:style-name="gr23" draw:text-style-name="P3" draw:layer="layout" svg:width="1.5cm" svg:height="0.725cm" svg:x="10.6cm" svg:y="12.5cm">
          <draw:text-box>
            <text:p text:style-name="P2"><text:span text:style-name="T1">Img</text:span></text:p>
          </draw:text-box>
        </draw:frame>
        <draw:frame draw:style-name="gr34" draw:text-style-name="P3" draw:layer="layout" svg:width="1.8cm" svg:height="0.725cm" svg:x="2.1cm" svg:y="11.275cm">
          <draw:text-box>
            <text:p text:style-name="P2"><text:span text:style-name="T1">Figure</text:span></text:p>
          </draw:text-box>
        </draw:frame>
        <draw:frame draw:style-name="gr23" draw:text-style-name="P3" draw:layer="layout" svg:width="1.5cm" svg:height="0.725cm" svg:x="2.8cm" svg:y="12.2cm">
          <draw:text-box>
            <text:p text:style-name="P2"><text:span text:style-name="T1">I</text:span><text:span text:style-name="T1">m</text:span><text:span text:style-name="T1">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5:42:51.490107978</meta:creation-date>
    <dc:date>2017-04-09T00:22:48.363738624</dc:date>
    <meta:editing-duration>PT22H5M55S</meta:editing-duration>
    <meta:editing-cycles>1</meta:editing-cycles>
    <meta:generator>LibreOffice/5.1.6.2$Linux_X86_64 LibreOffice_project/10m0$Build-2</meta:generator>
    <meta:document-statistic meta:object-count="121"/>
  </office:meta>
</office:document-meta>
</file>